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Y14.5M-2009" svg:font-family="Y14.5M-2009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0.12cm" fo:min-width="0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0.12cm" fo:min-width="0.283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7.32cm" fo:min-width="0.27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3333" draw:marker-start-width="0.4cm" draw:marker-end-width="0.4cm" draw:fill="none" draw:fill-color="#6666ff" draw:textarea-horizontal-align="justify" draw:textarea-vertical-align="middle" draw:auto-grow-height="false" fo:min-height="0cm" fo:min-width="0.689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3.72cm" fo:min-width="0.27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1.42cm" fo:min-width="0.27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1.62cm" fo:min-width="0.27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0.92cm" fo:min-width="0.27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4.97cm" fo:min-width="0.27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1.02cm" fo:min-width="0.27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1.87cm" fo:min-width="0.27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73cm" draw:marker-end-width="0.373cm" draw:fill="none" draw:textarea-horizontal-align="justify" draw:textarea-vertical-align="middle" draw:auto-grow-height="true" fo:min-height="0cm" fo:min-width="0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  <style:text-properties fo:color="#0000ff"/>
    </style:style>
    <style:style style:name="P2" style:family="paragraph">
      <loext:graphic-properties draw:fill="none" draw:fill-color="#6666ff"/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color="#ff3333"/>
    </style:style>
    <style:style style:name="P4" style:family="paragraph">
      <loext:graphic-properties draw:fill="none" draw:fill-color="#ffffff"/>
      <style:paragraph-properties fo:text-align="center"/>
      <style:text-properties fo:color="#ff3333" style:font-name="Y14.5M-2009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color="#ff3333" fo:font-size="24pt" fo:font-weight="normal"/>
    </style:style>
    <style:style style:name="P6" style:family="paragraph">
      <loext:graphic-properties draw:fill="none" draw:fill-color="#ffffff"/>
      <style:paragraph-properties fo:text-align="center"/>
      <style:text-properties fo:color="#ff3333" style:font-name="Y14.5M-2009" fo:font-size="24pt" fo:font-weight="normal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fo:color="#ff3333"/>
    </style:style>
    <style:style style:name="P8" style:family="paragraph">
      <loext:graphic-properties draw:fill="none" draw:fill-color="#ffffff"/>
      <style:paragraph-properties fo:text-align="start"/>
      <style:text-properties fo:color="#ff3333" style:font-name="Y14.5M-2009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margin-left="0cm" fo:margin-right="0cm" fo:text-indent="0cm" style:text-autospace="none"/>
      <style:text-properties fo:color="#ff3333" style:font-name="Arial" fo:font-size="10pt" fo:language="en" fo:country="GB" style:font-name-asian="SimSun" style:font-size-asian="10pt" style:font-name-complex="Arial" style:font-size-complex="12pt" style:language-complex="ar" style:country-complex="SA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 style:text-autospace="none"/>
      <style:text-properties fo:color="#ff3333" style:font-name="Arial" fo:font-size="10pt" fo:language="en" fo:country="GB" fo:font-weight="bold" style:font-name-asian="SimSun" style:font-size-asian="10pt" style:font-weight-asian="bold" style:font-name-complex="Arial" style:font-size-complex="12pt" style:language-complex="ar" style:country-complex="SA" style:font-weight-complex="bold"/>
    </style:style>
    <style:style style:name="T1" style:family="text">
      <style:text-properties style:font-name="Y14.5M-2009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Y14.5M-2009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style:text-outline="false" style:text-line-through-style="none" style:text-line-through-type="none" style:font-name="Y14.5M-2009" fo:font-size="14pt" fo:language="en" fo:country="GB" fo:font-style="normal" fo:text-shadow="none" style:text-underline-style="none" fo:font-weight="bold" style:letter-kerning="true" style:font-name-asian="SimSun" style:font-size-asian="14pt" style:font-style-asian="normal" style:font-weight-asian="bold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er5" svg:x1="11cm" svg:y1="22.7cm" svg:x2="11cm" svg:y2="4.25cm">
          <text:p/>
        </draw:line>
        <draw:line draw:style-name="gr1" draw:text-style-name="P1" draw:layer="Layer5" svg:x1="13.95cm" svg:y1="22.7cm" svg:x2="13.95cm" svg:y2="21.15cm">
          <text:p/>
        </draw:line>
        <draw:line draw:style-name="gr1" draw:text-style-name="P1" draw:layer="Layer5" svg:x1="28.2cm" svg:y1="22.7cm" svg:x2="28.2cm" svg:y2="21.15cm">
          <text:p/>
        </draw:line>
        <draw:line draw:style-name="gr1" draw:text-style-name="P1" draw:layer="Layer5" svg:x1="31.35cm" svg:y1="21.15cm" svg:x2="31.35cm" svg:y2="10.5cm">
          <text:p/>
        </draw:line>
        <draw:line draw:style-name="gr1" draw:text-style-name="P1" draw:layer="Layer5" svg:x1="25.25cm" svg:y1="10.5cm" svg:x2="31.35cm" svg:y2="10.5cm">
          <text:p/>
        </draw:line>
        <draw:line draw:style-name="gr1" draw:text-style-name="P1" draw:layer="Layer5" svg:x1="31.35cm" svg:y1="21.15cm" svg:x2="11cm" svg:y2="21.15cm">
          <text:p/>
        </draw:line>
        <draw:line draw:style-name="gr1" draw:text-style-name="P1" draw:layer="Layer5" svg:x1="28.2cm" svg:y1="22.7cm" svg:x2="13.95cm" svg:y2="22.7cm">
          <text:p/>
        </draw:line>
        <draw:line draw:style-name="gr1" draw:text-style-name="P1" draw:layer="Layer5" svg:x1="25.25cm" svg:y1="11.85cm" svg:x2="14.7cm" svg:y2="11.85cm">
          <text:p/>
        </draw:line>
        <draw:line draw:style-name="gr1" draw:text-style-name="P1" draw:layer="Layer5" svg:x1="21.6cm" svg:y1="9.3cm" svg:x2="19.45cm" svg:y2="9.3cm">
          <text:p/>
        </draw:line>
        <draw:line draw:style-name="gr1" draw:text-style-name="P1" draw:layer="Layer5" svg:x1="25.25cm" svg:y1="10.5cm" svg:x2="21.6cm" svg:y2="10.5cm">
          <text:p/>
        </draw:line>
        <draw:line draw:style-name="gr1" draw:text-style-name="P1" draw:layer="Layer5" svg:x1="21.6cm" svg:y1="9.3cm" svg:x2="19.4cm" svg:y2="9.3cm">
          <text:p/>
        </draw:line>
        <draw:line draw:style-name="gr1" draw:text-style-name="P1" draw:layer="Layer5" svg:x1="13.95cm" svg:y1="7.9cm" svg:x2="19.4cm" svg:y2="7.9cm">
          <text:p/>
        </draw:line>
        <draw:line draw:style-name="gr1" draw:text-style-name="P1" draw:layer="Layer5" svg:x1="25.25cm" svg:y1="11.85cm" svg:x2="25.25cm" svg:y2="10.5cm">
          <text:p/>
        </draw:line>
        <draw:line draw:style-name="gr1" draw:text-style-name="P1" draw:layer="Layer5" svg:x1="21.6cm" svg:y1="11.85cm" svg:x2="21.6cm" svg:y2="9.3cm">
          <text:p/>
        </draw:line>
        <draw:line draw:style-name="gr1" draw:text-style-name="P1" draw:layer="Layer5" svg:x1="19.4cm" svg:y1="11.85cm" svg:x2="19.4cm" svg:y2="7.9cm">
          <text:p/>
        </draw:line>
        <draw:custom-shape draw:style-name="gr2" draw:text-style-name="P2" draw:layer="Layer6" svg:width="0.431cm" svg:height="0.45cm" svg:x="30.653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6" svg:width="0.863cm" svg:height="0.45cm" svg:x="30.437cm" svg:y="18.2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er6" svg:width="0.863cm" svg:height="0.45cm" svg:x="30.437cm" svg:y="19.15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er6" svg:width="0.85cm" svg:height="7.65cm" svg:x="30.45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er6" svg:width="1.45cm" svg:height="0.5cm" svg:x="28.9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er6" svg:width="1.45cm" svg:height="0.5cm" svg:x="28.9cm" svg:y="1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er6" svg:width="1.45cm" svg:height="0.5cm" svg:x="28.9cm" svg:y="1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er6" svg:width="0.85cm" svg:height="4.05cm" draw:transform="rotate (1.5707963267949) translate (27.25cm 20.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er6" svg:width="0.85cm" svg:height="1.75cm" svg:x="27.25cm" svg:y="20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er6" svg:width="0.431cm" svg:height="0.45cm" svg:x="13.216cm" svg:y="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6" svg:width="0.863cm" svg:height="0.45cm" svg:x="13cm" svg:y="6.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er6" svg:width="0.863cm" svg:height="0.45cm" svg:x="13cm" svg:y="7.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er6" svg:width="0.85cm" svg:height="1.95cm" svg:x="13.013cm" svg:y="4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er5" svg:x1="13.95cm" svg:y1="4.25cm" svg:x2="11cm" svg:y2="4.25cm">
          <text:p/>
        </draw:line>
        <draw:custom-shape draw:style-name="gr10" draw:text-style-name="P2" draw:layer="Layer6" svg:width="0.85cm" svg:height="1.25cm" svg:x="13.013cm" svg:y="7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er6" svg:width="0.85cm" svg:height="5.3cm" draw:transform="rotate (1.5707963267949) translate (13.9cm 8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er6" svg:width="0.85cm" svg:height="1.35cm" svg:x="18.363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er6" svg:width="0.85cm" svg:height="2.2cm" draw:transform="rotate (1.5707963267949) translate (19.25cm 10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er6" svg:width="0.85cm" svg:height="1.35cm" svg:x="20.6cm" svg:y="1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er5" svg:x1="13.95cm" svg:y1="7.9cm" svg:x2="13.95cm" svg:y2="4.25cm">
          <text:p/>
        </draw:line>
        <draw:custom-shape draw:style-name="gr14" draw:text-style-name="P1" draw:layer="Layer5" svg:width="0.3cm" svg:height="0.6cm" svg:x="17.75cm" svg:y="14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svg:x="17.75cm" svg:y="16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svg:x="21.1cm" svg:y="14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svg:x="21.1cm" svg:y="16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svg:x="24.35cm" svg:y="14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svg:x="24.35cm" svg:y="16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svg:x="27.5cm" svg:y="14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svg:x="27.5cm" svg:y="16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svg:x="27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er5" svg:width="0.3cm" svg:height="0.6cm" svg:x="17.75cm" svg:y="20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svg:x="21.1cm" svg:y="20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svg:x="24.35cm" svg:y="20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svg:x="14cm" svg:y="14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svg:x="14cm" svg:y="16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draw:transform="rotate (1.5707963267949) translate (14.3cm 14.7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draw:transform="rotate (1.5707963267949) translate (14.3cm 17.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3cm" svg:x="14.9cm" svg:y="14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draw:transform="rotate (1.5707963267949) translate (18.55cm 11.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draw:transform="rotate (1.5707963267949) translate (17.6cm 9.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2.65cm" draw:transform="rotate (1.5707963267949) translate (11.15cm 4.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2.65cm" draw:transform="rotate (1.5707963267949) translate (11.15cm 21.3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draw:transform="rotate (1.5707963267949) translate (14.4cm 9.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svg:x="25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er5" svg:width="0.3cm" svg:height="0.6cm" draw:transform="rotate (1.5707963267949) translate (29.65cm 12.2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draw:transform="rotate (1.5707963267949) translate (29.65cm 1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draw:transform="rotate (1.5707963267949) translate (29.65cm 17.9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er5" svg:width="0.3cm" svg:height="0.6cm" draw:transform="rotate (1.5707963267949) translate (29.65cm 21cm)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er7" svg:width="1.247cm" svg:height="0.78cm" svg:x="17.3cm" svg:y="14.97cm">
          <draw:text-box>
            <text:p text:style-name="P3"><text:span text:style-name="T1">CP2</text:span></text:p>
          </draw:text-box>
        </draw:frame>
        <draw:frame draw:style-name="gr15" draw:text-style-name="P4" draw:layer="Layer7" svg:width="1.247cm" svg:height="0.78cm" svg:x="27.053cm" svg:y="17.42cm">
          <draw:text-box>
            <text:p text:style-name="P3"><text:span text:style-name="T1">CP1</text:span></text:p>
          </draw:text-box>
        </draw:frame>
        <draw:frame draw:style-name="gr15" draw:text-style-name="P4" draw:layer="Layer7" svg:width="1.56cm" svg:height="0.78cm" svg:x="29.05cm" svg:y="18.42cm">
          <draw:text-box>
            <text:p text:style-name="P3"><text:span text:style-name="T1">CPEX</text:span></text:p>
          </draw:text-box>
        </draw:frame>
        <draw:frame draw:style-name="gr15" draw:text-style-name="P4" draw:layer="Layer7" svg:width="1.56cm" svg:height="0.78cm" svg:x="29.05cm" svg:y="18.42cm">
          <draw:text-box>
            <text:p text:style-name="P3"><text:span text:style-name="T1">CPEX</text:span></text:p>
          </draw:text-box>
        </draw:frame>
        <draw:frame draw:style-name="gr15" draw:text-style-name="P6" draw:layer="Layer7" svg:width="5.226cm" svg:height="1.161cm" svg:x="18.15cm" svg:y="22.689cm">
          <draw:text-box>
            <text:p text:style-name="P5"><text:span text:style-name="T2">Bufalino Street</text:span></text:p>
          </draw:text-box>
        </draw:frame>
        <draw:frame draw:style-name="gr15" draw:text-style-name="P8" draw:layer="Layer7" svg:width="1.992cm" svg:height="1.309cm" svg:x="15.1cm" svg:y="8.9cm">
          <draw:text-box>
            <text:p text:style-name="P7"><text:span text:style-name="T1">CO-LD1</text:span></text:p>
            <text:p text:style-name="P7"><text:span text:style-name="T1">NO1</text:span></text:p>
          </draw:text-box>
        </draw:frame>
        <draw:frame draw:style-name="gr15" draw:text-style-name="P10" draw:layer="Layer7" svg:width="1.501cm" svg:height="0.78cm" svg:x="11.799cm" svg:y="6.55cm">
          <draw:text-box>
            <text:p text:style-name="P9"><text:span text:style-name="T3">LDEX</text:span></text:p>
          </draw:text-box>
        </draw:frame>
        <draw:frame draw:style-name="gr15" draw:text-style-name="P10" draw:layer="Layer7" svg:width="2.331cm" svg:height="0.78cm" svg:x="10.9cm" svg:y="3.4cm">
          <draw:text-box>
            <text:p text:style-name="P9"><text:span text:style-name="T3">Rollerdoor</text:span></text:p>
          </draw:text-box>
        </draw:frame>
        <draw:frame draw:style-name="gr15" draw:text-style-name="P10" draw:layer="Layer7" svg:width="2.331cm" svg:height="0.78cm" svg:x="10.9cm" svg:y="20.3cm">
          <draw:text-box>
            <text:p text:style-name="P9"><text:span text:style-name="T3">Rollerdo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Y14.5M-2009" svg:font-family="Y14.5M-2009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Arial" fo:font-family="Arial" style:font-family-generic="swiss" style:font-pitch="variable" fo:font-size="10pt" fo:language="en" fo:country="GB" style:font-name-asian="SimSun" style:font-family-asian="SimSun, 宋体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yer6"/>
      <draw:layer draw:name="Layer7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3:09:39.851000000</meta:creation-date>
    <dc:date>2018-10-04T13:55:39.279000000</dc:date>
    <meta:editing-duration>PT19M9S</meta:editing-duration>
    <meta:editing-cycles>6</meta:editing-cycles>
    <meta:generator>LibreOffice/5.3.5.2$Windows_x86 LibreOffice_project/50d9bf2b0a79cdb85a3814b592608037a682059d</meta:generator>
    <meta:document-statistic meta:object-count="71"/>
  </office:meta>
</office:document-meta>
</file>